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00cc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905cm" svg:x="0.635cm" svg:y="3.81cm">
          <text:p text:style-name="P1">Physical</text:p>
          <text:p text:style-name="P1">Perce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1.905cm" svg:x="4.445cm" svg:y="3.81cm">
          <text:p text:style-name="P1">Mental</text:p>
          <text:p text:style-name="P1">Perce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175cm" svg:height="1.905cm" svg:x="2.54cm" svg:y="0.635cm">
          <text:p text:style-name="P1">Causal</text:p>
          <text:p text:style-name="P1">Mod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54cm" svg:y1="3.81cm" svg:x2="3.81cm" svg:y2="2.54cm">
          <text:p/>
        </draw:line>
        <draw:line draw:style-name="gr4" draw:text-style-name="P1" draw:layer="layout" svg:x1="5.715cm" svg:y1="3.81cm" svg:x2="4.445cm" svg:y2="2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255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5-05T14:04:35</meta:creation-date>
    <dc:date>2011-05-05T14:20:02</dc:date>
    <dc:creator>Bo Morgan</dc:creator>
    <meta:editing-duration>PT00H00M11S</meta:editing-duration>
    <meta:editing-cycles>1</meta:editing-cycles>
    <meta:document-statistic meta:object-count="5"/>
    <meta:generator>OpenOffice.org/3.2$Linux OpenOffice.org_project/320m19$Build-9505</meta:generator>
  </office:meta>
</office:document-meta>
</file>